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05cm"/>
    </style:style>
    <style:style style:name="co2" style:family="table-column">
      <style:table-column-properties fo:break-before="auto" style:column-width="3.61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fonction</text:p>
          </table:table-cell>
          <table:table-cell office:value-type="string">
            <text:p>difference2012_2000</text:p>
          </table:table-cell>
        </table:table-row>
        <table:table-row table:style-name="ro1">
          <table:table-cell office:value-type="string">
            <text:p>01 - Services généraux des administrations publiques</text:p>
          </table:table-cell>
          <table:table-cell office:value-type="float" office:value="-1.39236482514416">
            <text:p>-1,3923648251</text:p>
          </table:table-cell>
        </table:table-row>
        <table:table-row table:style-name="ro1">
          <table:table-cell office:value-type="string">
            <text:p>02 - Défense</text:p>
          </table:table-cell>
          <table:table-cell office:value-type="float" office:value="-0.0651770533110561">
            <text:p>-0,0651770533</text:p>
          </table:table-cell>
        </table:table-row>
        <table:table-row table:style-name="ro1">
          <table:table-cell office:value-type="string">
            <text:p>03 - Ordre et sécurité publics</text:p>
          </table:table-cell>
          <table:table-cell office:value-type="float" office:value="0.381246402965408">
            <text:p>0,381246403</text:p>
          </table:table-cell>
        </table:table-row>
        <table:table-row table:style-name="ro1">
          <table:table-cell office:value-type="string">
            <text:p>04 - Affaires économiques</text:p>
          </table:table-cell>
          <table:table-cell office:value-type="float" office:value="0.0176892791198648">
            <text:p>0,0176892791</text:p>
          </table:table-cell>
        </table:table-row>
        <table:table-row table:style-name="ro1">
          <table:table-cell office:value-type="string">
            <text:p>05 - Protection de l'environnement</text:p>
          </table:table-cell>
          <table:table-cell office:value-type="float" office:value="0.323791912040563">
            <text:p>0,323791912</text:p>
          </table:table-cell>
        </table:table-row>
        <table:table-row table:style-name="ro1">
          <table:table-cell office:value-type="string">
            <text:p>06 - Logements et équipements collectifs</text:p>
          </table:table-cell>
          <table:table-cell office:value-type="float" office:value="0.0719397824346721">
            <text:p>0,0719397824</text:p>
          </table:table-cell>
        </table:table-row>
        <table:table-row table:style-name="ro1">
          <table:table-cell office:value-type="string">
            <text:p>07 - Santé</text:p>
          </table:table-cell>
          <table:table-cell office:value-type="float" office:value="1.22623184245872">
            <text:p>1,2262318425</text:p>
          </table:table-cell>
        </table:table-row>
        <table:table-row table:style-name="ro1">
          <table:table-cell office:value-type="string">
            <text:p>08 - Loisirs, culture et culte</text:p>
          </table:table-cell>
          <table:table-cell office:value-type="float" office:value="0.425718140648424">
            <text:p>0,4257181406</text:p>
          </table:table-cell>
        </table:table-row>
        <table:table-row table:style-name="ro1">
          <table:table-cell office:value-type="string">
            <text:p>09 - Enseignement</text:p>
          </table:table-cell>
          <table:table-cell office:value-type="float" office:value="0.178725054085395">
            <text:p>0,1787250541</text:p>
          </table:table-cell>
        </table:table-row>
        <table:table-row table:style-name="ro1">
          <table:table-cell office:value-type="string">
            <text:p>10 - Protection sociale</text:p>
          </table:table-cell>
          <table:table-cell office:value-type="float" office:value="3.79111609952401">
            <text:p>3,791116099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4">14/02/2014</text:date>, <text:time>15:4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4-02-14T15:47:48</dc:date>
    <meta:document-statistic meta:table-count="1" meta:cell-count="22" meta:object-count="0"/>
  </office:meta>
</office:document-meta>
</file>